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a0d" officeooo:paragraph-rsid="0002ea0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ea0d" officeooo:paragraph-rsid="0002ea0d" style:font-weight-asian="bold" style:font-weight-complex="bold"/>
    </style:style>
    <style:style style:name="P3" style:family="paragraph" style:parent-style-name="Standard">
      <style:text-properties officeooo:rsid="0002ea0d" officeooo:paragraph-rsid="0002ea0d"/>
    </style:style>
    <style:style style:name="P4" style:family="paragraph" style:parent-style-name="Standard">
      <style:text-properties officeooo:rsid="0002ea0d" officeooo:paragraph-rsid="0005c627"/>
    </style:style>
    <style:style style:name="P5" style:family="paragraph" style:parent-style-name="Standard">
      <style:text-properties fo:font-weight="bold" officeooo:rsid="0002ea0d" officeooo:paragraph-rsid="0002ea0d" style:font-weight-asian="bold" style:font-weight-complex="bold"/>
    </style:style>
    <style:style style:name="T1" style:family="text">
      <style:text-properties officeooo:rsid="0005c627"/>
    </style:style>
    <style:style style:name="T2" style:family="text">
      <style:text-properties officeooo:rsid="000614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e6a39"/>
    </style:style>
    <style:style style:name="T5" style:family="text">
      <style:text-properties fo:color="#1e6a39" officeooo:rsid="000614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nale PIM 2019</text:p>
      <text:p text:style-name="P1"/>
      <text:p text:style-name="P5">EXERCICE 1 – <text:span text:style-name="T2">Questions de cours</text:span></text:p>
      <text:p text:style-name="P1"/>
      <text:p text:style-name="P1"><text:span text:style-name="T3">C.1.</text:span><text:tab/>Type Temperatures <text:span text:style-name="T1">Es</text:span>t T<text:span text:style-name="T1">ableau 1...365 de Reel</text:span></text:p>
      <text:p text:style-name="P1"/>
      <text:p text:style-name="P4"><text:span text:style-name="T3">C.2.</text:span><text:tab/>Type Temperatures <text:span text:style-name="T1">Es</text:span>t T<text:span text:style-name="T1">ableau 1...365 de Temperature</text:span></text:p>
      <text:p text:style-name="P4"><text:tab/>Type Temperature <text:span text:style-name="T1">E</text:span>st Enregistrement</text:p>
      <text:p text:style-name="P1"><text:tab/><text:tab/>Heure : Chaine</text:p>
      <text:p text:style-name="P1"><text:tab/><text:tab/>Lieu : Chaine</text:p>
      <text:p text:style-name="P1"><text:tab/><text:tab/>Valeur : Reel</text:p>
      <text:p text:style-name="P1"><text:tab/>End Enregistrement</text:p>
      <text:p text:style-name="P1"/>
      <text:p text:style-name="P1"><text:span text:style-name="T3">C.3. </text:span><text:span text:style-name="T1">Signature :</text:span></text:p>
      <text:p text:style-name="P1"/>
      <text:p text:style-name="P1"><text:span text:style-name="T3">C.4. </text:span><text:tab/>Programmation défensive :</text:p>
      <text:p text:style-name="P1"><text:tab/>→ pré et post conditions,</text:p>
      <text:p text:style-name="P1"><text:tab/>→ vérifier les entrées utilisateur, on part du principe que l’utilisateur peut rentrer n’importe quoi, on vérifie tous les cas possibles</text:p>
      <text:p text:style-name="P1"/>
      <text:p text:style-name="P1"><text:tab/>Programmation offensive :</text:p>
      <text:p text:style-name="P1"><text:tab/>→ si erreur on lève une exception</text:p>
      <text:p text:style-name="P1"/>
      <text:p text:style-name="P5">EXERCICE 2 – Trouver l’erreur</text:p>
      <text:p text:style-name="P1"/>
      <text:p text:style-name="P1"><text:span text:style-name="T3">E.1.</text:span><text:tab/>1) ok, P est in out, entier et 3 est un entier</text:p>
      <text:p text:style-name="P1"><text:tab/>2) ok c’est une procédure</text:p>
      <text:p text:style-name="P1"><text:tab/>3) ok 3+X est entier</text:p>
      <text:p text:style-name="P1"><text:tab/>4) non car Y*Y est une valeur et pas une variable, on ne peut pas modifier la valeur, alors que c’est un type in out.</text:p>
      <text:p text:style-name="P1"><text:tab/>5) non car F(M) est une procédure donc ne renvoie rien.</text:p>
      <text:p text:style-name="P1"/>
      <text:p text:style-name="P1"/>
      <text:p text:style-name="P1"><text:span text:style-name="T3">E.2.</text:span><text:tab/>Pas de pb alternance de maj/min, ada ne comprend.</text:p>
      <text:p text:style-name="P1"/>
      <text:p text:style-name="P1"><text:tab/>Findice : integer 1</text:p>
      <text:p text:style-name="P1"><text:tab/>b : boolean</text:p>
      <text:p text:style-name="P1"><text:tab/>Begin</text:p>
      <text:p text:style-name="P1"><text:tab/><text:tab/>While <text:span text:style-name="T2">I ≤ FTaille</text:span></text:p>
      <text:p text:style-name="P1"><text:tab/><text:tab/>While <text:span text:style-name="T4">Findice</text:span> &lt; = <text:span text:style-name="T4">F_Tab’lenght‘ </text:span></text:p>
      <text:p text:style-name="P1"/>
      <text:p text:style-name="P1"><text:tab/>Dans le if échanger True et False.</text:p>
      <text:p text:style-name="P1"><text:tab/>Mauvais appel à la fonction Est_Dans, avec 3 param.</text:p>
      <text:p text:style-name="P1"><text:tab/>Il manque le return à la fonction Est_Dans.</text:p>
      <text:p text:style-name="P1"><text:tab/>L’exit de la procédure n’est pas donné avec le bon nom → exit Existe_Elt.</text:p>
      <text:p text:style-name="P1"/>
      <text:p text:style-name="P1"><text:span text:style-name="T3">E.3. </text:span><text:tab/>Passer la fonction Est_Dans en procédure et définir b : out boolean.</text:p>
      <text:p text:style-name="P1"/>
      <text:p text:style-name="P1"/>
      <text:p text:style-name="P5">EXERCICE 3 - Conception par raffinage</text:p>
      <text:p text:style-name="P1"/>
      <text:p text:style-name="P1"><text:span text:style-name="T3">Q.1.1. <text:tab/><text:tab/></text:span>Procedure ElimRedondance (T : T_Tab) with</text:p>
      <text:p text:style-name="P1"><text:soft-page-break/><text:tab/><text:tab/><text:tab/>Post =&gt; T.Taille’old ≥ T.Taille</text:p>
      <text:p text:style-name="P1"/>
      <text:p text:style-name="P1"><text:span text:style-name="T3">Q.1.2.<text:tab/><text:tab/></text:span>R0 : Éliminer les éléments redondants d’un tableau.</text:p>
      <text:p text:style-name="P1"><text:tab/><text:tab/>R1 : Comment « ... » ?</text:p>
      <text:p text:style-name="P1"><text:tab/><text:tab/>i = 1</text:p>
      <text:p text:style-name="P1"><text:tab/><text:tab/>TantQue i&lt;= T.Taille Faire</text:p>
      <text:p text:style-name="P1"><text:tab/><text:tab/><text:tab/>Elt = T.Le_Tab(i)</text:p>
      <text:p text:style-name="P1"><text:tab/><text:tab/><text:tab/>Eliminer les redondances de Elt</text:p>
      <text:p text:style-name="P1"><text:tab/><text:tab/><text:tab/>i = i + 1</text:p>
      <text:p text:style-name="P1"><text:tab/><text:tab/>Fin TantQue</text:p>
      <text:p text:style-name="P1"/>
      <text:p text:style-name="P1"><text:tab/><text:tab/>R2 : Comment « Eliminer.. » ?</text:p>
      <text:p text:style-name="P1"><text:tab/><text:tab/>j = i + 1</text:p>
      <text:p text:style-name="P1"><text:tab/><text:tab/>TantQue j ≤ T.Taille Faire</text:p>
      <text:p text:style-name="P1"><text:tab/><text:tab/><text:tab/>Si Elt = T.Le_Tab(j)</text:p>
      <text:p text:style-name="P1"><text:tab/><text:tab/><text:tab/><text:tab/>Décaler sur la case</text:p>
      <text:p text:style-name="P1"><text:tab/><text:tab/><text:tab/>Fin Si</text:p>
      <text:p text:style-name="P1"><text:tab/><text:tab/>j = j + 1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4:17:27.776431267</dc:date>
    <meta:editing-duration>PT15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311" meta:character-count="1703" meta:non-whitespace-character-count="1369"/>
  </office:meta>
</office:document-meta>
</file>